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061569"/>
    </style:style>
    <style:style style:name="T1" style:family="text">
      <style:text-properties fo:font-weight="bold" officeooo:rsid="0002588f" style:font-weight-asian="bold" style:font-weight-complex="bold"/>
    </style:style>
    <style:style style:name="T2" style:family="text">
      <style:text-properties fo:font-weight="bold" officeooo:rsid="0011c454" style:font-weight-asian="bold" style:font-weight-complex="bold"/>
    </style:style>
    <style:style style:name="T3" style:family="text">
      <style:text-properties fo:font-weight="bold" officeooo:rsid="0003b98f" style:font-weight-asian="bold" style:font-weight-complex="bold"/>
    </style:style>
    <style:style style:name="T4" style:family="text">
      <style:text-properties fo:font-weight="bold" officeooo:rsid="00061569" style:font-weight-asian="bold" style:font-weight-complex="bold"/>
    </style:style>
    <style:style style:name="T5" style:family="text">
      <style:text-properties fo:font-weight="bold" officeooo:rsid="00061b49" style:font-weight-asian="bold" style:font-weight-complex="bold"/>
    </style:style>
    <style:style style:name="T6" style:family="text">
      <style:text-properties fo:background-color="#ff4000" loext:char-shading-value="0"/>
    </style:style>
    <style:style style:name="T7" style:family="text">
      <style:text-properties fo:background-color="#ff4000" loext:char-shading-value="0"/>
    </style:style>
    <style:style style:name="T8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el: Opus<text:tab/><text:tab/><text:tab/></text:span><text:span text:style-name="T2">Hints: </text:span><text:span text:style-name="T4">11</text:span><text:span text:style-name="T2"><text:tab/><text:tab/></text:span><text:span text:style-name="T3">Errors</text:span><text:span text:style-name="T1">: 1</text:span><text:span text:style-name="T5">0</text:span></text:p>
      <text:p text:style-name="P1"><text:span text:style-name="T1"/></text:p>
      <text:p text:style-name="P1">REMINISCENCES OF MY EARLY LIFE &amp; SERVICE AS BANDSMAN IN THE NAVY.</text:p>
      <text:p text:style-name="P1">HERBERT HOLLOWAY</text:p>
      <text:p text:style-name="P1">1848 TO 1869.</text:p>
      <text:p text:style-name="P1"/>
      <text:p text:style-name="P1">I was born on October 4th 1848, but cannot say that I remember anything of that</text:p>
      <text:p text:style-name="P1">interesting event, but that important fact has just had to be verified by the Registrar</text:p>
      <text:p text:style-name="P1">general before I was considered eligible to receive the benefit of the Old age pension</text:p>
      <text:p text:style-name="P1">on my attaining the age of three score and ten, and hope I may be spared for at</text:p>
      <text:p text:style-name="P1">least a few more years to enjoy it, and finish my yarn, which is not done with</text:p>
      <text:p text:style-name="P1">the idea of publication, but just a little amusement for myself and perhaps others of</text:p>
      <text:p text:style-name="P1">the family, who may care to peruse it. The illustrations I have reprinted from</text:p>
      <text:p text:style-name="P1"><text:span text:style-name="T7">pious</text:span> sketches taken by me in 1867 and 69, and although perhaps not quite equal</text:p>
      <text:p text:style-name="P1">to what I could do in my younger days, are near enough to convey a general idea</text:p>
      <text:p text:style-name="P1">of the real coast of Africa and Island of Ascension, where I was stationed for just</text:p>
      <text:p text:style-name="P1">on three years. But to get back to my diary, properly, I must earnestly confess</text:p>
      <text:p text:style-name="P1">that I have not the slightest recollection of how or when I spent the first year</text:p>
      <text:p text:style-name="P1">or two of my existance, the first and only circumstance I can distinctly and</text:p>
      <text:p text:style-name="P1">always have remembered, is playing with my brother Walter underneath the</text:p>
      <text:p text:style-name="P1">parlour table, which would probably be on a sunday afternoon, for Dad</text:p>
      <text:p text:style-name="P1">and Mother were seated on each side of the fire, the one smoking a long</text:p>
      <text:p text:style-name="P1">clay pipe and reading the paper, and the other with a grey shawl, and I</text:p>
      <text:p text:style-name="P1">believe a white cap with a frill all round her face, nursing the latest baby</text:p>
      <text:p text:style-name="P1">which would be either Alfred or <text:span text:style-name="T7">Henry</text:span>, while us two radicals under the table cloth</text:p>
      <text:p text:style-name="P1"><text:span text:style-name="T7">was</text:span> fighting for the possession of the small soft hair brush which was used</text:p>
      <text:p text:style-name="P1">for baby's toilet. At this time we were living about three doors from the top</text:p>
      <text:p text:style-name="P1">of the <text:span text:style-name="T7">Pightle</text:span> on the left hand side, close to Fernies gate. Why all these little</text:p>
      <text:p text:style-name="P1">detail<text:span text:style-name="T7">s</text:span> should be so clearly impressed on my mind after all these years, I</text:p>
      <text:p text:style-name="P1">cannot say, as from that time until I was about four or five has always</text:p>
      <text:p text:style-name="P1">been a perfect blank, until one fine day I find myself living with Grandpa</text:p>
      <text:p text:style-name="P1">and being very much <text:span text:style-name="T7">tottled &amp;</text:span> by Aunt Kate, who at that time was</text:p>
      <text:p text:style-name="P1">single and living with them at Incent House. Auntie always kept me</text:p>
      <text:p text:style-name="P1">in clothe<text:span text:style-name="T7">s</text:span> and also paid for my schooling, when I was big enough to go</text:p>
      <text:p text:style-name="P1">M<text:span text:style-name="T7">r </text:span>Crews school, and I remained with them until Grandpa died in <text:span text:style-name="T7">1856</text:span>,</text:p>
      <text:p text:style-name="P1">when I went to work in London for a month or two, and eventually joined</text:p>
      <text:p text:style-name="P1">the Navy. In the present I will get back to my younger days and relate</text:p>
      <text:p text:style-name="P1">some of the little adventures I had while living with them. I <text:span text:style-name="T7">knew</text:span> th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8:09:20.232593578</meta:creation-date>
    <dc:date>2025-09-05T18:31:35.007000939</dc:date>
    <meta:editing-duration>PT12M3S</meta:editing-duration>
    <meta:editing-cycles>1</meta:editing-cycles>
    <meta:document-statistic meta:table-count="0" meta:image-count="0" meta:object-count="0" meta:page-count="1" meta:paragraph-count="36" meta:word-count="495" meta:character-count="2551" meta:non-whitespace-character-count="2089"/>
    <meta:generator>LibreOffice/24.2.7.2$Linux_X86_64 LibreOffice_project/420$Build-2</meta:generator>
  </office:meta>
</office:document-meta>
</file>